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66b3" style:text-position="0% 100%" style:font-name="Arial" fo:font-size="10pt" fo:language="es" fo:country="ES" fo:font-weight="bold" officeooo:rsid="0015290d" officeooo:paragraph-rsid="00196292" style:font-size-asian="10pt" style:font-weight-asian="bold" style:font-size-complex="10pt" style:font-weight-complex="bold"/>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ab3ebc" officeooo:paragraph-rsid="00196292" style:font-size-asian="10pt" style:font-weight-asian="normal" style:font-size-complex="10pt" style:font-weight-complex="normal"/>
    </style:style>
    <style:style style:name="P3"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normal" officeooo:rsid="0015290d" officeooo:paragraph-rsid="00196292" style:font-size-asian="10pt" style:font-weight-asian="normal" style:font-size-complex="10pt" style:font-weight-complex="normal"/>
    </style:style>
    <style:style style:name="P4"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normal" officeooo:rsid="009fcef3" officeooo:paragraph-rsid="00196292" style:font-size-asian="10pt" style:font-weight-asian="normal" style:font-size-complex="10pt" style:font-weight-complex="normal"/>
    </style:style>
    <style:style style:name="P5"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normal" officeooo:rsid="00a0af19" officeooo:paragraph-rsid="00196292" style:font-size-asian="10pt" style:font-weight-asian="normal" style:font-size-complex="10pt" style:font-weight-complex="normal"/>
    </style:style>
    <style:style style:name="P6"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normal" officeooo:rsid="00a2603a" officeooo:paragraph-rsid="00196292" style:font-size-asian="10pt" style:font-weight-asian="normal" style:font-size-complex="10pt" style:font-weight-complex="normal"/>
    </style:style>
    <style:style style:name="P7"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normal" officeooo:rsid="00a2b416" officeooo:paragraph-rsid="00196292" style:font-size-asian="10pt" style:font-weight-asian="normal" style:font-size-complex="10pt" style:font-weight-complex="normal"/>
    </style:style>
    <style:style style:name="P8"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normal" officeooo:rsid="00a31e0d" officeooo:paragraph-rsid="00196292" style:font-size-asian="10pt" style:font-weight-asian="normal" style:font-size-complex="10pt" style:font-weight-complex="normal"/>
    </style:style>
    <style:style style:name="P9"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normal" officeooo:rsid="00a3ee5e" officeooo:paragraph-rsid="00196292" style:font-size-asian="10pt" style:font-weight-asian="normal" style:font-size-complex="10pt" style:font-weight-complex="normal"/>
    </style:style>
    <style:style style:name="P10"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normal" officeooo:rsid="00a59846" officeooo:paragraph-rsid="00196292" style:font-size-asian="10pt" style:font-weight-asian="normal" style:font-size-complex="10pt" style:font-weight-complex="normal"/>
    </style:style>
    <style:style style:name="P11"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bold" officeooo:rsid="00a2603a" officeooo:paragraph-rsid="00196292" style:font-size-asian="10pt" style:font-weight-asian="bold" style:font-size-complex="10pt" style:font-weight-complex="bold"/>
    </style:style>
    <style:style style:name="P1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000000" style:font-name="Arial" fo:font-size="10pt" fo:language="es" fo:country="ES" fo:font-weight="normal" officeooo:rsid="0015290d" officeooo:paragraph-rsid="00196292" style:font-size-asian="10pt" style:font-weight-asian="normal" style:font-size-complex="10pt" style:font-weight-complex="normal"/>
    </style:style>
    <style:style style:name="P13"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000000" style:font-name="Arial" fo:font-size="10pt" fo:language="es" fo:country="ES" fo:font-weight="normal" officeooo:rsid="009fcef3" officeooo:paragraph-rsid="00196292" style:font-size-asian="10pt" style:font-weight-asian="normal" style:font-size-complex="10pt" style:font-weight-complex="normal"/>
    </style:style>
    <style:style style:name="P14" style:family="paragraph" style:parent-style-name="Standard" style:list-style-name="L1">
      <loext:graphic-properties draw:fill="none"/>
      <style:paragraph-properties fo:text-align="start" style:justify-single-word="false" fo:background-color="transparent"/>
      <style:text-properties fo:color="#000000" style:font-name="Arial" fo:font-size="10pt" fo:language="es" fo:country="ES" fo:font-weight="normal" officeooo:rsid="009fcef3" officeooo:paragraph-rsid="00196292" style:font-size-asian="10pt" style:font-weight-asian="normal" style:font-size-complex="10pt" style:font-weight-complex="normal"/>
    </style:style>
    <style:style style:name="P15"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font-name="Arial" fo:font-size="10pt" fo:language="es" fo:country="ES" fo:font-weight="normal" officeooo:rsid="00a31e0d" officeooo:paragraph-rsid="00196292" style:font-size-asian="10pt" style:font-weight-asian="normal" style:font-size-complex="10pt" style:font-weight-complex="normal"/>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ab3ebc" officeooo:paragraph-rsid="00196292" style:font-size-asian="10pt" style:font-weight-asian="normal" style:font-size-complex="10pt" style:font-weight-complex="normal"/>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1ad787" officeooo:paragraph-rsid="001ad787" style:font-size-asian="10pt" style:font-weight-asian="normal" style:font-size-complex="10pt"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1bbdff" officeooo:paragraph-rsid="001bbdff" style:font-size-asian="10pt" style:font-weight-asian="normal" style:font-size-complex="10pt"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1d0e34" officeooo:paragraph-rsid="001d0e34" style:font-size-asian="10pt" style:font-weight-asian="normal" style:font-size-complex="10pt"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1eca0e" officeooo:paragraph-rsid="001eca0e" style:font-size-asian="10pt" style:font-weight-asian="normal" style:font-size-complex="10pt" style:font-weight-complex="normal"/>
    </style:style>
    <style:style style:name="P2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1ad787" officeooo:paragraph-rsid="001ad787" style:font-size-asian="10pt" style:font-weight-asian="normal" style:font-size-complex="10pt" style:font-weight-complex="normal"/>
    </style:style>
    <style:style style:name="T1" style:family="text">
      <style:text-properties officeooo:rsid="009fcef3"/>
    </style:style>
    <style:style style:name="T2" style:family="text">
      <style:text-properties fo:font-weight="bold" style:font-weight-asian="bold" style:font-weight-complex="bold"/>
    </style:style>
    <style:style style:name="T3" style:family="text">
      <style:text-properties officeooo:rsid="00a0af19"/>
    </style:style>
    <style:style style:name="T4" style:family="text">
      <style:text-properties officeooo:rsid="00a31e0d"/>
    </style:style>
    <style:style style:name="T5" style:family="text">
      <style:text-properties officeooo:rsid="001c8a97"/>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sumen video</text:p>
      <text:p text:style-name="P17"/>
      <text:p text:style-name="P17">a) Describe las principales ideas presentadas en este video.</text:p>
      <text:p text:style-name="P17">b) Describe la arquitectura distribuida, los modelos de comunicación y las técnicas de escalado</text:p>
      <text:p text:style-name="P17">empleadas.</text:p>
      <text:p text:style-name="P17">c) Proporciona tu propia perspectiva sobre la arquitectura de Dropbox e intenta encontrar las</text:p>
      <text:p text:style-name="P17">limitaciones de este modelo. ¿Es factible en 10 años con redes 6G?</text:p>
      <text:p text:style-name="P17"/>
      <text:p text:style-name="P17"/>
      <text:p text:style-name="P17">Entorno de crecimiento rápido</text:p>
      <text:p text:style-name="P2"/>
      <text:p text:style-name="P17">Porcentaje de escritura 1/1</text:p>
      <text:p text:style-name="P17">No puede haber errores, no puedes eliminar un archivo de una carpeta. </text:p>
      <text:p text:style-name="P17">Requisitos altos de corrección + tasas altas de escritura =&gt; Reto</text:p>
      <text:p text:style-name="P17"/>
      <text:p text:style-name="P17">Arquitectura nivel alto:</text:p>
      <text:p text:style-name="P17"/>
      <text:p text:style-name="P18">min 30-4<text:span text:style-name="T5">4</text:span> galderak</text:p>
      <text:p text:style-name="P18"/>
      <text:p text:style-name="P19">Server <text:s/>file journal =&gt; anota cambios en los archivos</text:p>
      <text:p text:style-name="P19"/>
      <text:p text:style-name="P19">44-52 MySQL</text:p>
      <text:p text:style-name="P2"/>
      <text:p text:style-name="P20">Orokorrean Rai arkitekturaren antzeko planteamendua emanten du.</text:p>
      <text:p text:style-name="P2"/>
      <text:p text:style-name="P2">Resumen <text:s/>arquitectura artículo</text:p>
      <text:p text:style-name="P2"/>
      <text:p text:style-name="P12">La arquitectura de Ray comprende (1) una capa de aplicación que implementa la API y (2) una capa de sistema que proporciona alta escalabilidad y tolerancia a <text:span text:style-name="T1">fallos.</text:span></text:p>
      <text:p text:style-name="P3"/>
      <text:p text:style-name="P4"><text:span text:style-name="T2">Capa de la aplicación:</text:span> consta de 3 tipos de procesos:</text:p>
      <text:p text:style-name="P4"/>
      <text:list xml:id="list4188892820" text:style-name="L1">
        <text:list-item>
          <text:p text:style-name="P14">Conductor: Un proceso que ejecuta el programa de usuario.</text:p>
        </text:list-item>
        <text:list-item>
          <text:p text:style-name="P14">Worker: Un proceso sin estado que ejecuta tareas (funciones remotas) invocadas por un controlador u otro worker. Cuando se declara una función remota, la función se publica automáticamente para todos los trabajadores. El worker ejecuta tareas en serie.</text:p>
        </text:list-item>
        <text:list-item>
          <text:p text:style-name="P14">Actor: es un proceso con estado que ejecuta, solo los métodos que expone. Un worker o un conductor crean una instancia explicita de un actor. Los actores ejecutan métodos en serie.</text:p>
        </text:list-item>
      </text:list>
      <text:p text:style-name="P13"/>
      <text:p text:style-name="P4">Capa de sistema: consta de 3 componentes principales:</text:p>
      <text:p text:style-name="P4"/>
      <text:p text:style-name="P4"><text:span text:style-name="T2">Almacén de control global (GCS):</text:span> <text:span text:style-name="T3">mantiene todo el estado de control del sistema, la razón principal es mantener la tolerancia a fallos y la baja latencia para un sistema que puede generar millones de tareas por segundo.</text:span></text:p>
      <text:p text:style-name="P4"/>
      <text:p text:style-name="P5">Las soluciones basadas en linaje se centrar en el paralelismo y pueden utilizar un solo nodo, esto hace que no sean escalables para una carga de trabajo dinámica y precisa como la simulación.</text:p>
      <text:p text:style-name="P5"/>
      <text:p text:style-name="P5">En este sistema se desacoplan el almacenaje del linaje de otros componentes del sistema, lo que permite que cada uno escale independientemente.</text:p>
      <text:p text:style-name="P5"/>
      <text:p text:style-name="P6">Con el objetivo de mantener una latencia baja en el sistema, se almacenan los metadatos del objeto en el CGS en vez de en el programador, desacoplando completamente el envío de tareas de la programación de estas.</text:p>
      <text:p text:style-name="P6"/>
      <text:p text:style-name="P6">El CGS permite que todos los componentes del sistema sean autónomos, simplificando la tolerancia a fallos, además facilita escalar el almacén de objetos distribuidos y el programador de manera independiente.</text:p>
      <text:p text:style-name="P6"/>
      <text:p text:style-name="P11">Programador distribuido ascendente:</text:p>
      <text:p text:style-name="P7">Es un programador jerárquico de dos niveles que consta de un programador global y programadores locales por nodo. <text:span text:style-name="T4">Para no sobrecargar el planificador global, las tareas creadas en un nodo se envían </text:span><text:soft-page-break/><text:span text:style-name="T4">primero al planificador del nodo, en caso de que este no pueda atenderlas, se envían al programador global. </text:span></text:p>
      <text:p text:style-name="P7"/>
      <text:p text:style-name="P8">El programador global estudia la carga de cada nodo y selecciona el nodo que proporciona el menor tiempo de espera estimado. Este tiempo es la suma de, el tiempo estimado en que la tarea estará en cola y el tiempo de transferencia estimado de la tarea remota.</text:p>
      <text:p text:style-name="P7"/>
      <text:p text:style-name="P8">Si el programador global se convierte en un cuello de botella, podemos añadir más replicas compartiendo la misma información a traves del CGS.</text:p>
      <text:p text:style-name="P8"/>
      <text:p text:style-name="P9">El almacenamiento de objetos se limita a datos inmutables, evitando la necesidad de protocolos de consistencia complejos y simplificando el soporte para la tolerancia a fallos. En caso de fallo del nodo, se recupera cualquier objeto para la reejeución del linaje, esta recuperación del objeto se efectua mediante el GCS que rastrea tanto las tareas sin estado como los actores con estado durante la ejecución inicial.</text:p>
      <text:p text:style-name="P9"/>
      <text:p text:style-name="P10">El almacen de datos no admite objetos distribuidos, cada objeto sólo encaja en un nodo. Los objetos complejos se pueden implementar a nivel de aplicación como colecciones de futuros.</text:p>
      <text:p text:style-name="P10"/>
      <text:p text:style-name="P10">Implementación</text:p>
      <text:p text:style-name="P10">Ray es un proyecto de código abierto, desarrollado por la Universidad de California. Se integra completamente con el entorno Python y es facil de instalar ejecutando pip install ra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5T18:36:36.253455859</meta:creation-date>
    <dc:date>2021-02-26T13:51:47.349251928</dc:date>
    <meta:editing-duration>PT1H46M23S</meta:editing-duration>
    <meta:editing-cycles>5</meta:editing-cycles>
    <meta:generator>LibreOffice/6.0.7.3$Linux_X86_64 LibreOffice_project/00m0$Build-3</meta:generator>
    <meta:document-statistic meta:table-count="0" meta:image-count="0" meta:object-count="0" meta:page-count="2" meta:paragraph-count="35" meta:word-count="644" meta:character-count="3999" meta:non-whitespace-character-count="3389"/>
  </office:meta>
</office:document-meta>
</file>